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5" style:family="graphic">
      <style:graphic-properties draw:textarea-horizontal-align="justify" draw:textarea-vertical-align="middle" draw:auto-grow-height="false"/>
    </style:style>
    <style:style style:name="gr6" style:family="graphic">
      <style:graphic-properties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5.248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text-properties fo:font-size="18pt"/>
    </style:style>
    <style:style style:name="P5" style:family="paragraph">
      <style:text-properties fo:font-size="20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Scaling Overview</text:p>
          </draw:text-box>
        </draw:frame>
        <draw:frame presentation:style-name="pr2" draw:text-style-name="P1" draw:layer="layout" svg:width="25.199cm" svg:height="16.038cm" svg:x="1.4cm" svg:y="2.983cm" presentation:class="subtitle" presentation:user-transformed="true">
          <draw:text-box>
            <text:p text:style-name="P1">A very common problem in data analysis is standardizing and scaling data</text:p>
            <text:list text:style-name="L3">
              <text:list-item>
                <text:list>
                  <text:list-item>
                    <text:p text:style-name="P1"><text:span text:style-name="T1">Many algorithms are sensitive to the range and scale of the inputs</text:span></text:p>
                  </text:list-item>
                  <text:list-item>
                    <text:p text:style-name="P1"><text:span text:style-name="T1">Text values typically need to be transformed into scalars</text:span></text:p>
                  </text:list-item>
                </text:list>
                <text:p text:style-name="P1"/>
                <text:p text:style-name="P1">The Solution</text:p>
                <text:list>
                  <text:list-item>
                    <text:p text:style-name="P1"><text:span text:style-name="T1">Using CSV files as input</text:span></text:p>
                  </text:list-item>
                  <text:list-item>
                    <text:p text:style-name="P1"><text:span text:style-name="T1">Output CSV files in the same s</text:span>tructure</text:p>
                    <text:p text:style-name="P1"/>
                  </text:list-item>
                </text:list>
              </text:list-item>
            </text:list>
            <text:p text:style-name="P1">The code is structured so it can run:</text:p>
            <text:list text:continue-numbering="true" text:style-name="L3">
              <text:list-item>
                <text:list>
                  <text:list-item>
                    <text:p text:style-name="P1"><text:span text:style-name="T1">Locally</text:span></text:p>
                  </text:list-item>
                  <text:list-item>
                    <text:p text:style-name="P1"><text:span text:style-name="T1">On a cloud-based server, ex. Amazon EC2</text:span></text:p>
                  </text:list-item>
                  <text:list-item>
                    <text:p text:style-name="P1"><text:span text:style-name="T1">As a series of map/reduce jobs, ex. Amazon EM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Detail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4">
              <text:list-item>
                <text:p>Uses stdin and stdout, which allows working locally as well as conforming to the requirements of Hadoop Streaming</text:p>
              </text:list-item>
              <text:list-item>
                <text:p>Built in Python, tested with 2.7.4</text:p>
              </text:list-item>
              <text:list-item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Basic Flow</text:p>
          </draw:text-box>
        </draw:frame>
        <draw:custom-shape draw:style-name="gr2" draw:text-style-name="P2" draw:layer="layout" svg:width="3.556cm" svg:height="2.032cm" svg:x="4.064cm" svg:y="5.842cm">
          <text:p text:style-name="P2">Classify</text:p>
          <draw:enhanced-geometry svg:viewBox="0 0 21600 21600" draw:type="rectangle" draw:enhanced-path="M 0 0 L 21600 0 21600 21600 0 21600 0 0 Z N"/>
        </draw:custom-shape>
        <draw:frame draw:style-name="gr3" draw:layer="layout" svg:width="12.954cm" svg:height="0.962cm" svg:x="9.652cm" svg:y="6.342cm">
          <draw:text-box>
            <text:p>Is the column text or numeric?</text:p>
          </draw:text-box>
        </draw:frame>
        <draw:custom-shape draw:style-name="gr2" draw:text-style-name="P2" draw:layer="layout" svg:width="3.556cm" svg:height="2.032cm" svg:x="4.064cm" svg:y="9.906cm">
          <text:p text:style-name="P2">Range</text:p>
          <draw:enhanced-geometry svg:viewBox="0 0 21600 21600" draw:type="rectangle" draw:enhanced-path="M 0 0 L 21600 0 21600 21600 0 21600 0 0 Z N"/>
        </draw:custom-shape>
        <draw:frame draw:style-name="gr3" draw:layer="layout" svg:width="17.018cm" svg:height="1.673cm" svg:x="9.652cm" svg:y="10.306cm">
          <draw:text-box>
            <text:p>If the column is numeric, find the min and max</text:p>
            <text:p>If the column is text, extract the enumerated list of values</text:p>
          </draw:text-box>
        </draw:frame>
        <draw:custom-shape draw:style-name="gr2" draw:text-style-name="P2" draw:layer="layout" svg:width="3.556cm" svg:height="2.032cm" svg:x="4.064cm" svg:y="14.078cm">
          <text:p text:style-name="P2">Scale</text:p>
          <draw:enhanced-geometry svg:viewBox="0 0 21600 21600" draw:type="rectangle" draw:enhanced-path="M 0 0 L 21600 0 21600 21600 0 21600 0 0 Z N"/>
        </draw:custom-shape>
        <draw:frame draw:style-name="gr3" draw:layer="layout" svg:width="12.954cm" svg:height="0.962cm" svg:x="9.798cm" svg:y="14.686cm">
          <draw:text-box>
            <text:p>Transform the data</text:p>
          </draw:text-box>
        </draw:frame>
        <draw:custom-shape draw:style-name="gr4" draw:text-style-name="P2" draw:layer="layout" svg:width="1.524cm" svg:height="2.032cm" svg:x="5.08cm" svg:y="7.8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2" draw:layer="layout" svg:width="1.524cm" svg:height="2.032cm" svg:x="5.08cm" svg:y="11.9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Running Locally</text:p>
          </draw:text-box>
        </draw:frame>
        <draw:custom-shape draw:style-name="gr5" draw:text-style-name="P3" draw:layer="Layout" svg:width="3.556cm" svg:height="2.032cm" svg:x="4.064cm" svg:y="5.842cm">
          <text:p text:style-name="P3">Classify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2.954cm" svg:height="0.962cm" svg:x="9.652cm" svg:y="6.342cm">
          <draw:text-box>
            <text:p text:style-name="P4">classify.sh &lt;file name&gt;</text:p>
          </draw:text-box>
        </draw:frame>
        <draw:custom-shape draw:style-name="gr5" draw:text-style-name="P3" draw:layer="Layout" svg:width="3.556cm" svg:height="2.032cm" svg:x="4.064cm" svg:y="9.906cm">
          <text:p text:style-name="P3">Range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7.018cm" svg:height="0.962cm" svg:x="9.652cm" svg:y="10.306cm">
          <draw:text-box>
            <text:p text:style-name="P4">range.sh &lt;file name&gt;</text:p>
          </draw:text-box>
        </draw:frame>
        <draw:custom-shape draw:style-name="gr5" draw:text-style-name="P3" draw:layer="Layout" svg:width="3.556cm" svg:height="2.032cm" svg:x="4.064cm" svg:y="14.078cm">
          <text:p text:style-name="P3">Scale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2.954cm" svg:height="0.962cm" svg:x="9.798cm" svg:y="14.686cm">
          <draw:text-box>
            <text:p text:style-name="P4">scale.sh &lt;file name&gt;</text:p>
          </draw:text-box>
        </draw:frame>
        <draw:custom-shape draw:style-name="gr6" draw:text-style-name="P2" draw:layer="Layout" svg:width="1.524cm" svg:height="2.032cm" svg:x="5.08cm" svg:y="7.8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1.524cm" svg:height="2.032cm" svg:x="5.08cm" svg:y="11.9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4" draw:layer="layout" svg:width="12.954cm" svg:height="1.673cm" svg:x="9.652cm" svg:y="3.842cm">
          <draw:text-box>
            <text:p text:style-name="P4">process.sh &lt;file name&gt;</text:p>
            <text:p text:style-name="P4">Which wraps the scripts below: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draw:frame presentation:style-name="pr1" draw:layer="layout" svg:width="25.199cm" svg:height="3.506cm" svg:x="1.4cm" svg:y="0.837cm" presentation:class="title">
          <draw:text-box>
            <text:p>As Map/Reduce Jobs</text:p>
          </draw:text-box>
        </draw:frame>
        <draw:custom-shape draw:style-name="gr5" draw:text-style-name="P3" draw:layer="Layout" svg:width="3.556cm" svg:height="2.032cm" svg:x="4.064cm" svg:y="5.842cm">
          <text:p text:style-name="P3">Classify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2.954cm" svg:height="2.384cm" svg:x="9.652cm" svg:y="6.342cm">
          <draw:text-box>
            <text:p text:style-name="P4">Set up a job with classify_mapper.py as the mapper and classify_reducer.py as the reducer</text:p>
          </draw:text-box>
        </draw:frame>
        <draw:custom-shape draw:style-name="gr5" draw:text-style-name="P3" draw:layer="Layout" svg:width="3.556cm" svg:height="2.032cm" svg:x="4.064cm" svg:y="9.906cm">
          <text:p text:style-name="P3">Range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7.018cm" svg:height="2.384cm" svg:x="9.652cm" svg:y="10.306cm">
          <draw:text-box>
            <text:p text:style-name="P4">Extract the output from the previous step as an argument to this step, and use range_mapper.py and range_reducer.py</text:p>
          </draw:text-box>
        </draw:frame>
        <draw:custom-shape draw:style-name="gr5" draw:text-style-name="P3" draw:layer="Layout" svg:width="3.556cm" svg:height="2.032cm" svg:x="4.064cm" svg:y="14.078cm">
          <text:p text:style-name="P3">Scale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6.618cm" svg:height="2.384cm" svg:x="9.798cm" svg:y="14.686cm">
          <draw:text-box>
            <text:p text:style-name="P4">Provide the result from the Range step as well as the source file, and use scale_mapper.py as the mapper and scale_reducer.py as the reducer <text:s/></text:p>
          </draw:text-box>
        </draw:frame>
        <draw:custom-shape draw:style-name="gr6" draw:text-style-name="P2" draw:layer="Layout" svg:width="1.524cm" svg:height="2.032cm" svg:x="5.08cm" svg:y="7.8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2" draw:layer="Layout" svg:width="1.524cm" svg:height="2.032cm" svg:x="5.08cm" svg:y="11.9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4" draw:layer="layout" svg:width="12.954cm" svg:height="0.962cm" svg:x="9.652cm" svg:y="3.842cm">
          <draw:text-box>
            <text:p text:style-name="P4">Stage the source file</text:p>
          </draw:text-box>
        </draw:frame>
        <draw:frame draw:style-name="gr7" draw:layer="layout" svg:width="15.748cm" svg:height="1.673cm" svg:x="9.906cm" svg:y="17.526cm">
          <draw:text-box>
            <text:p>The resulting output will be a CSV with the columns in the same order and the data transformed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homas Heisler</meta:initial-creator>
    <meta:creation-date>2013-10-13T20:12:59</meta:creation-date>
    <dc:date>2013-10-13T20:45:43</dc:date>
    <dc:creator>Thomas Heisler</dc:creator>
    <meta:editing-duration>PT17M34S</meta:editing-duration>
    <meta:editing-cycles>3</meta:editing-cycles>
    <meta:generator>LibreOffice/4.0.2.2$Linux_X86_64 LibreOffice_project/400m0$Build-2</meta:generator>
    <meta:document-statistic meta:object-count="65"/>
  </office:meta>
</office:document-meta>
</file>